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nderer.encodeChildre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Renderer.encodeBegin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Renderer.getRenders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nderer.encodeEnd( FacesContext facesContext ,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